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Acquiring Agency through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5"/>Human-Data Interaction in Everyday Life<text:bookmark-end text:name="chapter-5"/></text:h>
      <text:p text:style-name="First_20_paragraph">[Target 15,000 words]</text:p>
      <text:h text:style-name="Heading_20_2" text:outline-level="2"><text:bookmark-start text:name="research-context-and-approach"/>Research Context and Approach<text:bookmark-end text:name="research-context-and-approach"/></text:h>
      <text:p text:style-name="First_20_paragraph">[Target X words]</text:p>
      <text:p text:style-name="Text_20_body">without repeating 1.2, explain why people have become disempowered - shift to cloud, black box design, removal of seams, etc. - this will draw a lot on my presentations.</text:p>
      <text:p text:style-name="Text_20_body">Explain the approach - trying to understand as much of the picture as possible, of actually getting your data, trying to have conversations about it, trying to use it.</text:p>
      <text:h text:style-name="Heading_20_2" text:outline-level="2"><text:bookmark-start text:name="overview-of-activities-done"/>Overview of Activities done<text:bookmark-end text:name="overview-of-activities-done"/></text:h>
      <text:p text:style-name="First_20_paragraph">[Target X words]</text:p>
      <text:p text:style-name="Text_20_body">Explaining the various activities done:</text:p>
      <text:list text:style-name="L1">
        <text:list-item>
          <text:p text:style-name="P1">2016 mobile phone usefulness interviews</text:p>
        </text:list-item>
        <text:list-item>
          <text:p text:style-name="P1">2017 digital life sketch interviews</text:p>
        </text:list-item>
        <text:list-item>
          <text:p text:style-name="P1">2018-2020 my own GDPR Requests</text:p>
          <text:list text:style-name="L2">
            <text:list-item>
              <text:p text:style-name="P2">including 2020 University GDPR request</text:p>
            </text:list-item>
            <text:list-item>
              <text:p text:style-name="P2">including experiments in what you can do with your data.</text:p>
            </text:list-item>
          </text:list>
        </text:list-item>
        <text:list-item>
          <text:p text:style-name="P1">2019-2020 GDPR Viewing Your Data study</text:p>
          <text:list text:style-name="L3">
            <text:list-item>
              <text:p text:style-name="P3">including privacy policy analysis</text:p>
            </text:list-item>
            <text:list-item>
              <text:p text:style-name="P3">and the work with personaldata.io on mapping out Data</text:p>
            </text:list-item>
            <text:list-item>
              <text:p text:style-name="P3">including the lab chat I ran - use of visual stimulus</text:p>
            </text:list-item>
          </text:list>
        </text:list-item>
      </text:list>
      <text:h text:style-name="Heading_20_2" text:outline-level="2"><text:bookmark-start text:name="findings"/>Findings<text:bookmark-end text:name="findings"/></text:h>
      <text:p text:style-name="First_20_paragraph">[Target X words]</text:p>
      <text:p text:style-name="Text_20_body">The analysis is still to be done here, but it will be something like:</text:p>
      <text:h text:style-name="Heading_20_3" text:outline-level="3"><text:bookmark-start text:name="what-can-we-currently-do"/>What can we currently do?<text:bookmark-end text:name="what-can-we-currently-do"/></text:h>
      <text:p text:style-name="First_20_paragraph">[Target X words]</text:p>
      <text:p text:style-name="Text_20_body">This section will bring together all the practical experiences and data on how much you can actually get back from data holders, what works and what doesn’t, etc. Usability vs understandability, etc.</text:p>
      <text:h text:style-name="Heading_20_3" text:outline-level="3"><text:bookmark-start text:name="how-do-people-feel-about-their-data"/>How do people feel about their data?<text:bookmark-end text:name="how-do-people-feel-about-their-data"/></text:h>
      <text:p text:style-name="First_20_paragraph">[Target X words] Not sure if this is exactly the right place for this, but need a place to bring in ideas around the different ways people think about data:</text:p>
      <text:list text:style-name="L4">
        <text:list-item>
          <text:p text:style-name="P4">Data as property</text:p>
        </text:list-item>
        <text:list-item>
          <text:p text:style-name="P4">Data as insights into a person</text:p>
        </text:list-item>
        <text:list-item>
          <text:p text:style-name="P4">Data as part of oneself</text:p>
        </text:list-item>
        <text:list-item>
          <text:p text:style-name="P4">Data as memories</text:p>
        </text:list-item>
        <text:list-item>
          <text:p text:style-name="P4">Data as creative work</text:p>
        </text:list-item>
        <text:list-item>
          <text:p text:style-name="P4">Data as a medium for communication and expression</text:p>
        </text:list-item>
      </text:list>
      <text:h text:style-name="Heading_20_3" text:outline-level="3"><text:bookmark-start text:name="how-do-people-feel-about-current-capabilities"/>How do people feel about current capabilities?<text:bookmark-end text:name="how-do-people-feel-about-current-capabilities"/></text:h>
      <text:p text:style-name="First_20_paragraph">[Target X words]</text:p>
      <text:p text:style-name="Text_20_body">This section will bring together all the different perspectives on how people feel - what frustrates and excites, etc. Especially looking at what affects people’s trust, and sense of having power.</text:p>
      <text:h text:style-name="Heading_20_3" text:outline-level="3"><text:bookmark-start text:name="what-is-missing"/>What is missing?<text:bookmark-end text:name="what-is-missing"/></text:h>
      <text:p text:style-name="First_20_paragraph">[Target X words]</text:p>
      <text:p text:style-name="Text_20_body">This will bring together all the observations and desires for things you can’t currently do. Looking to the future</text:p>
      <text:h text:style-name="Heading_20_3" text:outline-level="3"><text:bookmark-start text:name="note"/>Note<text:bookmark-end text:name="note"/></text:h>
      <text:p text:style-name="First_20_paragraph">Any findings from University GDPR interview will also incorporate into one of the above subsections</text:p>
      <text:h text:style-name="Heading_20_2" text:outline-level="2"><text:bookmark-start text:name="discussion"/>Discussion<text:bookmark-end text:name="discussion"/></text:h>
      <text:p text:style-name="First_20_paragraph">[Target X words]</text:p>
      <text:p text:style-name="Text_20_body">General analysis of findings above. But also wider discussion with a greater focus on tying everything back to the research question and agency-increasing framing.</text:p>
      <text:h text:style-name="Heading_20_3" text:outline-level="3"><text:bookmark-start text:name="challenges-of-meaning-sensemaking-caring"/>Challenges of Meaning &amp; Sensemaking &amp; Caring<text:bookmark-end text:name="challenges-of-meaning-sensemaking-caring"/></text:h>
      <text:p text:style-name="First_20_paragraph">[Target X words]</text:p>
      <text:h text:style-name="Heading_20_4" text:outline-level="4"><text:bookmark-start text:name="finding-meaning-in-data"/>Finding Meaning in data<text:bookmark-end text:name="finding-meaning-in-data"/></text:h>
      <text:p text:style-name="First_20_paragraph">[Target X words]</text:p>
      <text:list text:style-name="L5">
        <text:list-item>
          <text:p text:style-name="P5">Data &gt; Information &gt; Knowledge</text:p>
        </text:list-item>
        <text:list-item>
          <text:p text:style-name="P5">Answering questions</text:p>
        </text:list-item>
        <text:list-item>
          <text:p text:style-name="P5">Reflection &amp; goal setting</text:p>
        </text:list-item>
        <text:list-item>
          <text:p text:style-name="P5">Orienteering</text:p>
        </text:list-item>
        <text:list-item>
          <text:p text:style-name="P5">scripts analysing GDPR-retrieved Data</text:p>
        </text:list-item>
        <text:list-item>
          <text:p text:style-name="P5">Gmail API hacking</text:p>
        </text:list-item>
      </text:list>
      <text:h text:style-name="Heading_20_4" text:outline-level="4"><text:bookmark-start text:name="our-lives-in-data"/>Our lives in data<text:bookmark-end text:name="our-lives-in-data"/></text:h>
      <text:p text:style-name="First_20_paragraph">[Target X words]</text:p>
      <text:list text:style-name="L6">
        <text:list-item>
          <text:p text:style-name="P6">How to not overwhelm people with Information</text:p>
        </text:list-item>
        <text:list-item>
          <text:p text:style-name="P6">the need to model things in the context of people’s everyday lives</text:p>
          <text:list text:style-name="L7">
            <text:list-item>
              <text:p text:style-name="P7">bring in life modelling stuff (models &amp; prototypes) I did at BBC</text:p>
            </text:list-item>
            <text:list-item>
              <text:p text:style-name="P7">different mental models</text:p>
            </text:list-item>
          </text:list>
        </text:list-item>
        <text:list-item>
          <text:p text:style-name="P6">how to get people to care</text:p>
        </text:list-item>
      </text:list>
      <text:h text:style-name="Heading_20_3" text:outline-level="3"><text:bookmark-start text:name="levels-of-access-to-data---gdpr-critique"/>Levels of Access to Data - GDPR critique<text:bookmark-end text:name="levels-of-access-to-data---gdpr-critique"/></text:h>
      <text:p text:style-name="First_20_paragraph">[Target X words]</text:p>
      <text:p text:style-name="Text_20_body">My analysis of the effectiveness of GDPR and how i position it as a better-than-it-was but not-good-enough level of access - introduce my model for acces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Acquiring Agency through Personal Data</dc:title>
    <dc:description/>
    <dc:subject/>
    <meta:keyword/>
    <meta:initial-creator>Alex Bowyer</meta:initial-creator>
    <dc:creator>Alex Bowyer</dc:creator>
    <meta:creation-date>2020-11-12T16:33:53Z</meta:creation-date>
    <dc:date>2020-11-12T16:33:53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